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2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4043in"/>
    </style:style>
    <style:style style:name="co4" style:family="table-column">
      <style:table-column-properties fo:break-before="auto" style:column-width="0.2417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0.3839in"/>
    </style:style>
    <style:style style:name="co7" style:family="table-column">
      <style:table-column-properties fo:break-before="auto" style:column-width="0.4382in"/>
    </style:style>
    <style:style style:name="co8" style:family="table-column">
      <style:table-column-properties fo:break-before="auto" style:column-width="0.4055in"/>
    </style:style>
    <style:style style:name="co9" style:family="table-column">
      <style:table-column-properties fo:break-before="auto" style:column-width="0.3945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0.602in"/>
    </style:style>
    <style:style style:name="co13" style:family="table-column">
      <style:table-column-properties fo:break-before="auto" style:column-width="1.2799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0598in"/>
    </style:style>
    <style:style style:name="co17" style:family="table-column">
      <style:table-column-properties fo:break-before="auto" style:column-width="1.1575in"/>
    </style:style>
    <style:style style:name="co18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table table:name="Tank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table:number-columns-repeated="2"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string">
            <text:p>Half HP jump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[.C4]" office:value-type="float" office:value="1">
            <text:p>1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</text:p>
          </table:table-cell>
          <table:table-cell table:formula="oooc:=[.B4]*[.Y4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Result"/>
          <table:table-cell table:number-columns-repeated="19"/>
        </table:table-row>
        <table:table-row table:style-name="ro1">
          <table:table-cell office:value-type="string">
            <text:p>Std IIa</text:p>
          </table:table-cell>
          <table:table-cell table:formula="oooc:=[.B7]*[.Y4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</text:p>
          </table:table-cell>
          <table:table-cell table:formula="oooc:=[.B7]*[.Y3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a</text:p>
          </table:table-cell>
          <table:table-cell table:formula="oooc:=[.B17]*[.Y4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</text:p>
          </table:table-cell>
          <table:table-cell table:formula="oooc:=[.B17]*[.Y3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a</text:p>
          </table:table-cell>
          <table:table-cell table:formula="oooc:=[.B27]*[.Y4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</text:p>
          </table:table-cell>
          <table:table-cell table:formula="oooc:=[.B27]*[.Y3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</text:p>
          </table:table-cell>
          <table:table-cell table:formula="oooc:=[.B37]*[.Y4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a</text:p>
          </table:table-cell>
          <table:table-cell table:formula="oooc:=[.B42]*[.Y4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20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3"/>
        </table:table-row>
      </table:table>
      <table:table table:name="Weapons" table:style-name="ta1" table:print="false">
        <table:table-column table:style-name="co15" table:default-cell-style-name="Default"/>
        <table:table-column table:style-name="co14" table:default-cell-style-name="Default"/>
        <table:table-column table:style-name="co16" table:number-columns-repeated="4" table:default-cell-style-name="Default"/>
        <table:table-column table:style-name="co14" table:number-columns-repeated="3" table:default-cell-style-name="Default"/>
        <table:table-column table:style-name="co17" table:default-cell-style-name="Default"/>
        <table:table-column table:style-name="co14" table:number-columns-repeated="7" table:default-cell-style-name="Default"/>
        <table:table-column table:style-name="co18" table:default-cell-style-name="Default"/>
        <table:table-column table:style-name="co14" table:default-cell-style-name="Default"/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Bias</text:p>
          </table:table-cell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DPP</text:p>
          </table:table-cell>
          <table:table-cell office:value-type="string">
            <text:p>Theo. DPS</text:p>
          </table:table-cell>
          <table:table-cell/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Adjustment</text:p>
          </table:table-cell>
          <table:table-cell table:number-columns-repeated="2"/>
          <table:table-cell office:value-type="string">
            <text:p>Globals</text:p>
          </table:table-cell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string">
            <text:p>Autocannon</text:p>
          </table:table-cell>
          <table:table-cell table:number-columns-repeated="6"/>
          <table:table-cell table:formula="oooc:=[.J2]*[.N2]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/>
          <table:table-cell office:value-type="string">
            <text:p>Overlap level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F3]-[.L3]/2);[.L3])" office:value-type="float" office:value="60">
            <text:p>60</text:p>
          </table:table-cell>
          <table:table-cell table:formula="oooc:=CEILING(([.G3]-[.M3]/2);[.M3])" office:value-type="float" office:value="5">
            <text:p>5</text:p>
          </table:table-cell>
          <table:table-cell table:formula="oooc:=([.D3]/[.C3])/([.G3]/[.F3])" office:value-type="float" office:value="1">
            <text:p>1</text:p>
          </table:table-cell>
          <table:table-cell table:formula="oooc:=[.J3]^[.$S$4]*[.$S$6]/[.G3]" office:value-type="float" office:value="60">
            <text:p>60</text:p>
          </table:table-cell>
          <table:table-cell table:formula="oooc:=[.H3]/[.I3]" office:value-type="float" office:value="5">
            <text:p>5</text:p>
          </table:table-cell>
          <table:table-cell table:formula="oooc:=[.H2]" office:value-type="float" office:value="5">
            <text:p>5</text:p>
          </table:table-cell>
          <table:table-cell table:formula="oooc:=[.I2]" office:value-type="float" office:value="1">
            <text:p>1</text:p>
          </table:table-cell>
          <table:table-cell table:formula="oooc:=[.J2]" office:value-type="float" office:value="5">
            <text:p>5</text:p>
          </table:table-cell>
          <table:table-cell/>
          <table:table-cell table:formula="oooc:=10^(FLOOR(LOG([.F3];10);1)-1)" office:value-type="float" office:value="1">
            <text:p>1</text:p>
          </table:table-cell>
          <table:table-cell table:formula="oooc:=10^(FLOOR(LOG([.G3];10);1)-1)" office:value-type="float" office:value="0.1">
            <text:p>0.1</text:p>
          </table:table-cell>
          <table:table-cell table:number-columns-repeated="4"/>
          <table:table-cell office:value-type="string">
            <text:p>Internal multiplier</text:p>
          </table:table-cell>
          <table:table-cell table:formula="oooc:=2^(LOG([.S1];2)/(6-[.S2]))" office:value-type="float" office:value="1.26583375415798">
            <text:p>1.27</text:p>
          </table:table-cell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F4]-[.L4]/2);[.L4])" office:value-type="float" office:value="100">
            <text:p>100</text:p>
          </table:table-cell>
          <table:table-cell table:formula="oooc:=CEILING(([.G4]-[.M4]/2);[.M4])" office:value-type="float" office:value="6.3">
            <text:p>6.3</text:p>
          </table:table-cell>
          <table:table-cell table:formula="oooc:=([.D4]/[.C4])/([.G4]/[.F4])" office:value-type="float" office:value="1.02709702044536">
            <text:p>1.03</text:p>
          </table:table-cell>
          <table:table-cell table:formula="oooc:=[.J4]^[.$S$4]*[.$S$6]/[.G4]" office:value-type="float" office:value="103.185244228161">
            <text:p>103.19</text:p>
          </table:table-cell>
          <table:table-cell table:formula="oooc:=[.H4]/[.I4]" office:value-type="float" office:value="6.32916877078992">
            <text:p>6.33</text:p>
          </table:table-cell>
          <table:table-cell table:formula="oooc:=[.H3]*[.$S$3]" office:value-type="float" office:value="6.32916877078992">
            <text:p>6.33</text:p>
          </table:table-cell>
          <table:table-cell table:formula="oooc:=[.I3]" office:value-type="float" office:value="1">
            <text:p>1</text:p>
          </table:table-cell>
          <table:table-cell table:formula="oooc:=[.J3]*[.$S$3]" office:value-type="float" office:value="6.32916877078992">
            <text:p>6.33</text:p>
          </table:table-cell>
          <table:table-cell/>
          <table:table-cell table:formula="oooc:=10^(FLOOR(LOG([.F4];10);1)-1)" office:value-type="float" office:value="10">
            <text:p>10</text:p>
          </table:table-cell>
          <table:table-cell table:formula="oooc:=10^(FLOOR(LOG([.G4];10);1)-1)" office:value-type="float" office:value="0.1">
            <text:p>0.1</text:p>
          </table:table-cell>
          <table:table-cell table:number-columns-repeated="4"/>
          <table:table-cell office:value-type="string">
            <text:p>Cost exponent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F5]-[.L5]/2);[.L5])" office:value-type="float" office:value="180">
            <text:p>180</text:p>
          </table:table-cell>
          <table:table-cell table:formula="oooc:=CEILING(([.G5]-[.M5]/2);[.M5])" office:value-type="float" office:value="8">
            <text:p>8</text:p>
          </table:table-cell>
          <table:table-cell table:formula="oooc:=([.D5]/[.C5])/([.G5]/[.F5])" office:value-type="float" office:value="0.984414666823187">
            <text:p>0.98</text:p>
          </table:table-cell>
          <table:table-cell table:formula="oooc:=[.J5]^[.$S$4]*[.$S$6]/[.G5]" office:value-type="float" office:value="177.453243773753">
            <text:p>177.45</text:p>
          </table:table-cell>
          <table:table-cell table:formula="oooc:=[.H5]/[.I5]" office:value-type="float" office:value="8.01167546582847">
            <text:p>8.01</text:p>
          </table:table-cell>
          <table:table-cell table:formula="oooc:=[.H4]*[.$S$3]" office:value-type="float" office:value="8.01167546582847">
            <text:p>8.01</text:p>
          </table:table-cell>
          <table:table-cell table:formula="oooc:=[.I4]" office:value-type="float" office:value="1">
            <text:p>1</text:p>
          </table:table-cell>
          <table:table-cell table:formula="oooc:=[.J4]*[.$S$3]" office:value-type="float" office:value="8.01167546582847">
            <text:p>8.01</text:p>
          </table:table-cell>
          <table:table-cell/>
          <table:table-cell table:formula="oooc:=10^(FLOOR(LOG([.F5];10);1)-1)" office:value-type="float" office:value="10">
            <text:p>10</text:p>
          </table:table-cell>
          <table:table-cell table:formula="oooc:=10^(FLOOR(LOG([.G5];10);1)-1)" office:value-type="float" office:value="0.1">
            <text:p>0.1</text:p>
          </table:table-cell>
          <table:table-cell table:number-columns-repeated="4"/>
          <table:table-cell office:value-type="string">
            <text:p>AC I goal cost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F6]-[.L6]/2);[.L6])" office:value-type="float" office:value="310">
            <text:p>310</text:p>
          </table:table-cell>
          <table:table-cell table:formula="oooc:=CEILING(([.G6]-[.M6]/2);[.M6])" office:value-type="float" office:value="10">
            <text:p>10</text:p>
          </table:table-cell>
          <table:table-cell table:formula="oooc:=([.D6]/[.C6])/([.G6]/[.F6])" office:value-type="float" office:value="0.970707921636718">
            <text:p>0.97</text:p>
          </table:table-cell>
          <table:table-cell table:formula="oooc:=[.J6]^[.$S$4]*[.$S$6]/[.G6]" office:value-type="float" office:value="305.175938297902">
            <text:p>305.18</text:p>
          </table:table-cell>
          <table:table-cell table:formula="oooc:=[.H6]/[.I6]" office:value-type="float" office:value="10.1414492320051">
            <text:p>10.14</text:p>
          </table:table-cell>
          <table:table-cell table:formula="oooc:=[.H5]*[.$S$3]" office:value-type="float" office:value="10.1414492320051">
            <text:p>10.14</text:p>
          </table:table-cell>
          <table:table-cell table:formula="oooc:=[.I5]" office:value-type="float" office:value="1">
            <text:p>1</text:p>
          </table:table-cell>
          <table:table-cell table:formula="oooc:=[.J5]*[.$S$3]" office:value-type="float" office:value="10.1414492320051">
            <text:p>10.14</text:p>
          </table:table-cell>
          <table:table-cell/>
          <table:table-cell table:formula="oooc:=10^(FLOOR(LOG([.F6];10);1)-1)" office:value-type="float" office:value="10">
            <text:p>10</text:p>
          </table:table-cell>
          <table:table-cell table:formula="oooc:=10^(FLOOR(LOG([.G6];10);1)-1)" office:value-type="float" office:value="1">
            <text:p>1</text:p>
          </table:table-cell>
          <table:table-cell table:number-columns-repeated="4"/>
          <table:table-cell office:value-type="string">
            <text:p>Cost multiplier</text:p>
          </table:table-cell>
          <table:table-cell table:formula="oooc:=[.$S$5]/([.$J$3]^[.$S$4]/[.$G$3])" office:value-type="float" office:value="1.48088127052802">
            <text:p>1.48</text:p>
          </table:table-cell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F7]-[.L7]/2);[.L7])" office:value-type="float" office:value="520">
            <text:p>520</text:p>
          </table:table-cell>
          <table:table-cell table:formula="oooc:=CEILING(([.G7]-[.M7]/2);[.M7])" office:value-type="float" office:value="13">
            <text:p>13</text:p>
          </table:table-cell>
          <table:table-cell table:formula="oooc:=([.D7]/[.C7])/([.G7]/[.F7])" office:value-type="float" office:value="1.02206837417689">
            <text:p>1.02</text:p>
          </table:table-cell>
          <table:table-cell table:formula="oooc:=[.J7]^[.$S$4]*[.$S$6]/[.G7]" office:value-type="float" office:value="524.827562097119">
            <text:p>524.83</text:p>
          </table:table-cell>
          <table:table-cell table:formula="oooc:=[.H7]/[.I7]" office:value-type="float" office:value="12.8373887539516">
            <text:p>12.84</text:p>
          </table:table-cell>
          <table:table-cell table:formula="oooc:=[.H6]*[.$S$3]" office:value-type="float" office:value="12.8373887539516">
            <text:p>12.84</text:p>
          </table:table-cell>
          <table:table-cell table:formula="oooc:=[.I6]" office:value-type="float" office:value="1">
            <text:p>1</text:p>
          </table:table-cell>
          <table:table-cell table:formula="oooc:=[.J6]*[.$S$3]" office:value-type="float" office:value="12.8373887539516">
            <text:p>12.84</text:p>
          </table:table-cell>
          <table:table-cell/>
          <table:table-cell table:formula="oooc:=10^(FLOOR(LOG([.F7];10);1)-1)" office:value-type="float" office:value="10">
            <text:p>10</text:p>
          </table:table-cell>
          <table:table-cell table:formula="oooc:=10^(FLOOR(LOG([.G7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F8]-[.L8]/2);[.L8])" office:value-type="float" office:value="900">
            <text:p>900</text:p>
          </table:table-cell>
          <table:table-cell table:formula="oooc:=CEILING(([.G8]-[.M8]/2);[.M8])" office:value-type="float" office:value="16">
            <text:p>16</text:p>
          </table:table-cell>
          <table:table-cell table:formula="oooc:=([.D8]/[.C8])/([.G8]/[.F8])" office:value-type="float" office:value="0.987431752435993">
            <text:p>0.99</text:p>
          </table:table-cell>
          <table:table-cell table:formula="oooc:=[.J8]^[.$S$4]*[.$S$6]/[.G8]" office:value-type="float" office:value="902.574336211025">
            <text:p>902.57</text:p>
          </table:table-cell>
          <table:table-cell table:formula="oooc:=[.H8]/[.I8]" office:value-type="float" office:value="16.25">
            <text:p>16.25</text:p>
          </table:table-cell>
          <table:table-cell table:formula="oooc:=[.H7]*[.$S$3]" office:value-type="float" office:value="16.25">
            <text:p>16.25</text:p>
          </table:table-cell>
          <table:table-cell table:formula="oooc:=[.I7]" office:value-type="float" office:value="1">
            <text:p>1</text:p>
          </table:table-cell>
          <table:table-cell table:formula="oooc:=[.J7]*[.$S$3]" office:value-type="float" office:value="16.25">
            <text:p>16.25</text:p>
          </table:table-cell>
          <table:table-cell/>
          <table:table-cell table:formula="oooc:=10^(FLOOR(LOG([.F8];10);1)-1)" office:value-type="float" office:value="10">
            <text:p>10</text:p>
          </table:table-cell>
          <table:table-cell table:formula="oooc:=10^(FLOOR(LOG([.G8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P Autocannon</text:p>
          </table:table-cell>
          <table:table-cell table:number-columns-repeated="6"/>
          <table:table-cell table:formula="oooc:=[.J9]*[.N9]" office:value-type="float" office:value="17.0625">
            <text:p>17.06</text:p>
          </table:table-cell>
          <table:table-cell table:style-name="ce1" office:value-type="float" office:value="4">
            <text:p>4</text:p>
          </table:table-cell>
          <table:table-cell table:formula="oooc:=[.J2]*[.$S$1]" office:value-type="float" office:value="16.25">
            <text:p>16.25</text:p>
          </table:table-cell>
          <table:table-cell table:number-columns-repeated="3"/>
          <table:table-cell table:style-name="ce1" office:value-type="float" office:value="1.05">
            <text:p>1.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F10]-[.L10]/2);[.L10])" office:value-type="float" office:value="3400">
            <text:p>3400</text:p>
          </table:table-cell>
          <table:table-cell table:formula="oooc:=CEILING(([.G10]-[.M10]/2);[.M10])" office:value-type="float" office:value="4.3">
            <text:p>4.3</text:p>
          </table:table-cell>
          <table:table-cell table:formula="oooc:=([.D10]/[.C10])/([.G10]/[.F10])" office:value-type="float" office:value="1.01943734345133">
            <text:p>1.02</text:p>
          </table:table-cell>
          <table:table-cell table:formula="oooc:=[.J10]^[.$S$4]*[.$S$6]/[.G10]" office:value-type="float" office:value="3438.37842366105">
            <text:p>3438.38</text:p>
          </table:table-cell>
          <table:table-cell table:formula="oooc:=[.H10]/[.I10]" office:value-type="float" office:value="4.265625">
            <text:p>4.27</text:p>
          </table:table-cell>
          <table:table-cell table:formula="oooc:=[.H9]" office:value-type="float" office:value="17.0625">
            <text:p>17.06</text:p>
          </table:table-cell>
          <table:table-cell table:formula="oooc:=[.I9]" office:value-type="float" office:value="4">
            <text:p>4</text:p>
          </table:table-cell>
          <table:table-cell table:formula="oooc:=[.J9]" office:value-type="float" office:value="16.25">
            <text:p>16.25</text:p>
          </table:table-cell>
          <table:table-cell/>
          <table:table-cell table:formula="oooc:=10^(FLOOR(LOG([.F10];10);1)-1)" office:value-type="float" office:value="100">
            <text:p>100</text:p>
          </table:table-cell>
          <table:table-cell table:formula="oooc:=10^(FLOOR(LOG([.G10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F11]-[.L11]/2);[.L11])" office:value-type="float" office:value="5900">
            <text:p>5900</text:p>
          </table:table-cell>
          <table:table-cell table:formula="oooc:=CEILING(([.G11]-[.M11]/2);[.M11])" office:value-type="float" office:value="5.4">
            <text:p>5.4</text:p>
          </table:table-cell>
          <table:table-cell table:formula="oooc:=([.D11]/[.C11])/([.G11]/[.F11])" office:value-type="float" office:value="1.0023108275141">
            <text:p>1</text:p>
          </table:table-cell>
          <table:table-cell table:formula="oooc:=[.J11]^[.$S$4]*[.$S$6]/[.G11]" office:value-type="float" office:value="5913.16528990506">
            <text:p>5913.17</text:p>
          </table:table-cell>
          <table:table-cell table:formula="oooc:=[.H11]/[.I11]" office:value-type="float" office:value="5.39957210758015">
            <text:p>5.4</text:p>
          </table:table-cell>
          <table:table-cell table:formula="oooc:=[.H10]*[.$S$3]" office:value-type="float" office:value="21.5982884303206">
            <text:p>21.6</text:p>
          </table:table-cell>
          <table:table-cell table:formula="oooc:=[.I10]" office:value-type="float" office:value="4">
            <text:p>4</text:p>
          </table:table-cell>
          <table:table-cell table:formula="oooc:=[.J10]*[.$S$3]" office:value-type="float" office:value="20.5697985050672">
            <text:p>20.57</text:p>
          </table:table-cell>
          <table:table-cell/>
          <table:table-cell table:formula="oooc:=10^(FLOOR(LOG([.F11];10);1)-1)" office:value-type="float" office:value="100">
            <text:p>100</text:p>
          </table:table-cell>
          <table:table-cell table:formula="oooc:=10^(FLOOR(LOG([.G11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F12]-[.L12]/2);[.L12])" office:value-type="float" office:value="10000">
            <text:p>10000</text:p>
          </table:table-cell>
          <table:table-cell table:formula="oooc:=CEILING(([.G12]-[.M12]/2);[.M12])" office:value-type="float" office:value="6.8">
            <text:p>6.8</text:p>
          </table:table-cell>
          <table:table-cell table:formula="oooc:=([.D12]/[.C12])/([.G12]/[.F12])" office:value-type="float" office:value="1.01171749548634">
            <text:p>1.01</text:p>
          </table:table-cell>
          <table:table-cell table:formula="oooc:=[.J12]^[.$S$4]*[.$S$6]/[.G12]" office:value-type="float" office:value="10169.1900766723">
            <text:p>10169.19</text:p>
          </table:table-cell>
          <table:table-cell table:formula="oooc:=[.H12]/[.I12]" office:value-type="float" office:value="6.83496063178492">
            <text:p>6.83</text:p>
          </table:table-cell>
          <table:table-cell table:formula="oooc:=[.H11]*[.$S$3]" office:value-type="float" office:value="27.3398425271397">
            <text:p>27.34</text:p>
          </table:table-cell>
          <table:table-cell table:formula="oooc:=[.I11]" office:value-type="float" office:value="4">
            <text:p>4</text:p>
          </table:table-cell>
          <table:table-cell table:formula="oooc:=[.J11]*[.$S$3]" office:value-type="float" office:value="26.0379452639425">
            <text:p>26.04</text:p>
          </table:table-cell>
          <table:table-cell/>
          <table:table-cell table:formula="oooc:=10^(FLOOR(LOG([.F12];10);1)-1)" office:value-type="float" office:value="1000">
            <text:p>1000</text:p>
          </table:table-cell>
          <table:table-cell table:formula="oooc:=10^(FLOOR(LOG([.G12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F13]-[.L13]/2);[.L13])" office:value-type="float" office:value="17000">
            <text:p>17000</text:p>
          </table:table-cell>
          <table:table-cell table:formula="oooc:=CEILING(([.G13]-[.M13]/2);[.M13])" office:value-type="float" office:value="8.7">
            <text:p>8.7</text:p>
          </table:table-cell>
          <table:table-cell table:formula="oooc:=([.D13]/[.C13])/([.G13]/[.F13])" office:value-type="float" office:value="1.03445202151807">
            <text:p>1.03</text:p>
          </table:table-cell>
          <table:table-cell table:formula="oooc:=[.J13]^[.$S$4]*[.$S$6]/[.G13]" office:value-type="float" office:value="17488.5060277337">
            <text:p>17488.51</text:p>
          </table:table-cell>
          <table:table-cell table:formula="oooc:=[.H13]/[.I13]" office:value-type="float" office:value="8.65192387605432">
            <text:p>8.65</text:p>
          </table:table-cell>
          <table:table-cell table:formula="oooc:=[.H12]*[.$S$3]" office:value-type="float" office:value="34.6076955042173">
            <text:p>34.61</text:p>
          </table:table-cell>
          <table:table-cell table:formula="oooc:=[.I12]" office:value-type="float" office:value="4">
            <text:p>4</text:p>
          </table:table-cell>
          <table:table-cell table:formula="oooc:=[.J12]*[.$S$3]" office:value-type="float" office:value="32.9597100040165">
            <text:p>32.96</text:p>
          </table:table-cell>
          <table:table-cell/>
          <table:table-cell table:formula="oooc:=10^(FLOOR(LOG([.F13];10);1)-1)" office:value-type="float" office:value="1000">
            <text:p>1000</text:p>
          </table:table-cell>
          <table:table-cell table:formula="oooc:=10^(FLOOR(LOG([.G13];10);1)-1)" office:value-type="float" office:value="0.1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F14]-[.L14]/2);[.L14])" office:value-type="float" office:value="30000">
            <text:p>30000</text:p>
          </table:table-cell>
          <table:table-cell table:formula="oooc:=CEILING(([.G14]-[.M14]/2);[.M14])" office:value-type="float" office:value="11">
            <text:p>11</text:p>
          </table:table-cell>
          <table:table-cell table:formula="oooc:=([.D14]/[.C14])/([.G14]/[.F14])" office:value-type="float" office:value="1.00693427882556">
            <text:p>1.01</text:p>
          </table:table-cell>
          <table:table-cell table:formula="oooc:=[.J14]^[.$S$4]*[.$S$6]/[.G14]" office:value-type="float" office:value="30075.9294276227">
            <text:p>30075.93</text:p>
          </table:table-cell>
          <table:table-cell table:formula="oooc:=[.H14]/[.I14]" office:value-type="float" office:value="10.9518972807149">
            <text:p>10.95</text:p>
          </table:table-cell>
          <table:table-cell table:formula="oooc:=[.H13]*[.$S$3]" office:value-type="float" office:value="43.8075891228598">
            <text:p>43.81</text:p>
          </table:table-cell>
          <table:table-cell table:formula="oooc:=[.I13]" office:value-type="float" office:value="4">
            <text:p>4</text:p>
          </table:table-cell>
          <table:table-cell table:formula="oooc:=[.J13]*[.$S$3]" office:value-type="float" office:value="41.7215134503426">
            <text:p>41.72</text:p>
          </table:table-cell>
          <table:table-cell/>
          <table:table-cell table:formula="oooc:=10^(FLOOR(LOG([.F14];10);1)-1)" office:value-type="float" office:value="1000">
            <text:p>1000</text:p>
          </table:table-cell>
          <table:table-cell table:formula="oooc:=10^(FLOOR(LOG([.G14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F15]-[.L15]/2);[.L15])" office:value-type="float" office:value="52000">
            <text:p>52000</text:p>
          </table:table-cell>
          <table:table-cell table:formula="oooc:=CEILING(([.G15]-[.M15]/2);[.M15])" office:value-type="float" office:value="14">
            <text:p>14</text:p>
          </table:table-cell>
          <table:table-cell table:formula="oooc:=([.D15]/[.C15])/([.G15]/[.F15])" office:value-type="float" office:value="1.00448640012241">
            <text:p>1</text:p>
          </table:table-cell>
          <table:table-cell table:formula="oooc:=[.J15]^[.$S$4]*[.$S$6]/[.G15]" office:value-type="float" office:value="51723.202056303">
            <text:p>51723.2</text:p>
          </table:table-cell>
          <table:table-cell table:formula="oooc:=[.H15]/[.I15]" office:value-type="float" office:value="13.86328125">
            <text:p>13.86</text:p>
          </table:table-cell>
          <table:table-cell table:formula="oooc:=[.H14]*[.$S$3]" office:value-type="float" office:value="55.453125">
            <text:p>55.45</text:p>
          </table:table-cell>
          <table:table-cell table:formula="oooc:=[.I14]" office:value-type="float" office:value="4">
            <text:p>4</text:p>
          </table:table-cell>
          <table:table-cell table:formula="oooc:=[.J14]*[.$S$3]" office:value-type="float" office:value="52.8125">
            <text:p>52.81</text:p>
          </table:table-cell>
          <table:table-cell/>
          <table:table-cell table:formula="oooc:=10^(FLOOR(LOG([.F15];10);1)-1)" office:value-type="float" office:value="1000">
            <text:p>1000</text:p>
          </table:table-cell>
          <table:table-cell table:formula="oooc:=10^(FLOOR(LOG([.G15];10);1)-1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Heavy Autocannon</text:p>
          </table:table-cell>
          <table:table-cell table:number-columns-repeated="18"/>
        </table:table-row>
        <table:table-row table:style-name="ro1">
          <table:table-cell office:value-type="string">
            <text:p>Sabot Shotgun</text:p>
          </table:table-cell>
          <table:table-cell table:number-columns-repeated="18"/>
        </table:table-row>
        <table:table-row table:style-name="ro1">
          <table:table-cell office:value-type="string">
            <text:p>Blade Launcher</text:p>
          </table:table-cell>
          <table:table-cell table:number-columns-repeated="18"/>
        </table:table-row>
        <table:table-row table:style-name="ro1">
          <table:table-cell office:value-type="string">
            <text:p>C Cannon</text:p>
          </table:table-cell>
          <table:table-cell table:number-columns-repeated="18"/>
        </table:table-row>
        <table:table-row table:style-name="ro1">
          <table:table-cell office:value-type="string">
            <text:p>Conversion Cannon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Laser</text:p>
          </table:table-cell>
          <table:table-cell table:number-columns-repeated="18"/>
        </table:table-row>
        <table:table-row table:style-name="ro1">
          <table:table-cell office:value-type="string">
            <text:p>Megawatt Laser</text:p>
          </table:table-cell>
          <table:table-cell table:number-columns-repeated="18"/>
        </table:table-row>
        <table:table-row table:style-name="ro1">
          <table:table-cell office:value-type="string">
            <text:p>Gigawatt Laser</text:p>
          </table:table-cell>
          <table:table-cell table:number-columns-repeated="18"/>
        </table:table-row>
        <table:table-row table:style-name="ro1">
          <table:table-cell office:value-type="string">
            <text:p>Plasma Cannon</text:p>
          </table:table-cell>
          <table:table-cell table:number-columns-repeated="18"/>
        </table:table-row>
        <table:table-row table:style-name="ro1">
          <table:table-cell office:value-type="string">
            <text:p>Gamma Beam</text:p>
          </table:table-cell>
          <table:table-cell table:number-columns-repeated="18"/>
        </table:table-row>
        <table:table-row table:style-name="ro1">
          <table:table-cell office:value-type="string">
            <text:p>Fission Laser</text:p>
          </table:table-cell>
          <table:table-cell table:number-columns-repeated="18"/>
        </table:table-row>
        <table:table-row table:style-name="ro1">
          <table:table-cell office:value-type="string">
            <text:p>Conversion Beam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Missile</text:p>
          </table:table-cell>
          <table:table-cell table:number-columns-repeated="18"/>
        </table:table-row>
        <table:table-row table:style-name="ro1">
          <table:table-cell office:value-type="string">
            <text:p>HE Missile</text:p>
          </table:table-cell>
          <table:table-cell table:number-columns-repeated="18"/>
        </table:table-row>
        <table:table-row table:style-name="ro1">
          <table:table-cell office:value-type="string">
            <text:p>Cluster Missile</text:p>
          </table:table-cell>
          <table:table-cell table:number-columns-repeated="18"/>
        </table:table-row>
        <table:table-row table:style-name="ro1">
          <table:table-cell office:value-type="string">
            <text:p>Proximity Rocket</text:p>
          </table:table-cell>
          <table:table-cell table:number-columns-repeated="18"/>
        </table:table-row>
        <table:table-row table:style-name="ro1">
          <table:table-cell office:value-type="string">
            <text:p>Adapative Rocket</text:p>
          </table:table-cell>
          <table:table-cell table:number-columns-repeated="18"/>
        </table:table-row>
        <table:table-row table:style-name="ro1">
          <table:table-cell office:value-type="string">
            <text:p>Mini-Nuke</text:p>
          </table:table-cell>
          <table:table-cell table:number-columns-repeated="18"/>
        </table:table-row>
        <table:table-row table:style-name="ro1">
          <table:table-cell office:value-type="string">
            <text:p>Conversion Nuke</text:p>
          </table:table-cell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06:4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Ben Wilhelm</meta:initial-creator>
    <meta:creation-date>2007-04-02T23:01:32</meta:creation-date>
    <dc:creator>Ben Wilhelm</dc:creator>
    <dc:date>2007-04-04T06:40:51</dc:date>
    <dc:language>en-US</dc:language>
    <meta:editing-cycles>12</meta:editing-cycles>
    <meta:editing-duration>PT2H25M44S</meta:editing-duration>
    <meta:user-defined meta:name="Info 1"/>
    <meta:user-defined meta:name="Info 2"/>
    <meta:user-defined meta:name="Info 3"/>
    <meta:user-defined meta:name="Info 4"/>
    <meta:document-statistic meta:table-count="2" meta:cell-count="626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REM  *****  BASIC  *****

sub Convert
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Dim oUrl as New com.sun.star.util.URL 
Dim oTransformer as Object

' create destination folder relative to document ...
oTransformer = createUnoService("com.sun.star.util.URLTransformer")
oUrl.Complete = ThisComponent.URL
oTransformer.parsestrict(oUrl) 

dim args1(0) as new com.sun.star.beans.PropertyValue
dim args3(3) as new com.sun.star.beans.PropertyValue

dim i
For i = 0 to ThisComponent.Sheets.count - 1
	args1(0).Name = "Nr"
	args1(0).Value = i + 1
	dispatcher.executeDispatch(document, ".uno:JumpToTable", "", 0, args1())
	
	args3(0).Name = "URL"
	args3(0).Value = "file://" + oURL.Path + "notes_" + ThisComponent.Sheets(i).Name + ".csv"
	args3(1).Name = "FilterName"
	args3(1).Value = "Text - txt - csv (StarCalc)"
	args3(2).Name = "FilterOptions"
	args3(2).Value = "44,34,ANSI,1"
	args3(3).Name = "SelectionOnly"
	args3(3).Value = true
	
	dispatcher.executeDispatch(document, ".uno:SaveAs", "", 0, args3())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